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.6cm" svg:x="6.1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10cm" svg:height="1.4cm" svg:x="6cm" svg:y="3.2cm">
          <text:p text:style-name="P2"><text:span text:style-name="T1">Output “please enter a valu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0cm" svg:height="1.4cm" svg:x="6cm" svg:y="5.1cm">
          <text:p text:style-name="P2"><text:span text:style-name="T1">Input 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4cm" svg:height="1.6cm" svg:x="6.5cm" svg:y="7.1cm">
          <text:p text:style-name="P1">Twenty ← value // 2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7cm" svg:y="11.2cm">
          <text:p text:style-name="P1">ten ← value // 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15.7cm">
          <text:p text:style-name="P1">five ← value // 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19.8cm">
          <text:p text:style-name="P1">two ← value //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23.6cm">
          <text:p text:style-name="P1">one ← value //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4cm" svg:y="9.1cm">
          <text:p text:style-name="P1">remainder ← value%2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13.5cm">
          <text:p text:style-name="P1">remainder ← remainder%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21.7cm">
          <text:p text:style-name="P1">remainder ← remainder%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17.8cm">
          <text:p text:style-name="P1">remainder ← remainder%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9.4cm" svg:height="1.6cm" svg:x="6.8cm" svg:y="25.5cm">
          <text:p text:style-name="P1">remainder ← remainder%1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3:20:57.809000000</meta:creation-date>
    <dc:date>2014-09-19T13:50:01.996000000</dc:date>
    <meta:editing-duration>PT13M53S</meta:editing-duration>
    <meta:editing-cycles>1</meta:editing-cycles>
    <meta:document-statistic meta:object-count="13"/>
    <meta:generator>LibreOffice/4.2.5.2$Windows_x86 LibreOffice_project/61cb170a04bb1f12e77c884eab9192be736ec5f5</meta:generator>
  </office:meta>
</office:document-meta>
</file>